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T1" style:family="text">
      <style:text-properties fo:color="#dcdcaa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586c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6a995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@login_required</text:span></text:p>
      <text:p text:style-name="P1"><text:span text:style-name="T2">def</text:span> <text:span text:style-name="T1">create_order</text:span>(<text:span text:style-name="T3">request</text:span>):</text:p>
      <text:p text:style-name="P1"><text:span text:style-name="T4">if</text:span> <text:span text:style-name="T3">request</text:span>.method <text:span text:style-name="T5">==</text:span> <text:span text:style-name="T6">'POST'</text:span>:</text:p>
      <text:p text:style-name="P1"><text:span text:style-name="T3">form</text:span> <text:span text:style-name="T5">=</text:span> <text:span text:style-name="T7">OrderForm</text:span>(<text:span text:style-name="T3">request</text:span>.POST)</text:p>
      <text:p text:style-name="P1"><text:span text:style-name="T4">if</text:span> <text:span text:style-name="T3">form</text:span>.<text:span text:style-name="T1">is_valid</text:span>():</text:p>
      <text:p text:style-name="P1"><text:span text:style-name="T3">order</text:span> <text:span text:style-name="T5">=</text:span> <text:span text:style-name="T3">form</text:span>.save(<text:span text:style-name="T3">commit</text:span><text:span text:style-name="T5">=</text:span><text:span text:style-name="T2">False</text:span>) </text:p>
      <text:p text:style-name="P1"><text:span text:style-name="T3">order</text:span>.reference <text:span text:style-name="T5">=</text:span> <text:span text:style-name="T7">str</text:span>(<text:span text:style-name="T3">order</text:span>.id)</text:p>
      <text:p text:style-name="P1"><text:span text:style-name="T3">url</text:span> <text:span text:style-name="T5">=</text:span> <text:span text:style-name="T6">"https://api.paygreen.fr/payment/buyers"</text:span></text:p>
      <text:p text:style-name="P1"><text:span text:style-name="T3">headers</text:span> <text:span text:style-name="T5">=</text:span> {</text:p>
      <text:p text:style-name="P1"><text:span text:style-name="T6">"accept"</text:span>: <text:span text:style-name="T6">"application/json"</text:span>,</text:p>
      <text:p text:style-name="P1"><text:span text:style-name="T6">"content-type"</text:span>: <text:span text:style-name="T6">"application/json"</text:span></text:p>
      <text:p text:style-name="P1">}</text:p>
      <text:p text:style-name="P2"># Crea un diccionario con los datos necesarios para la solicitud a PayGreen</text:p>
      <text:p text:style-name="P1"><text:span text:style-name="T3">order_data</text:span> <text:span text:style-name="T5">=</text:span> {</text:p>
      <text:p text:style-name="P1"><text:span text:style-name="T6">"first_name"</text:span>: <text:span text:style-name="T3">order</text:span>.usuario.first_name,</text:p>
      <text:p text:style-name="P1"><text:span text:style-name="T6">"last_name"</text:span>: <text:span text:style-name="T3">order</text:span>.usuario.last_name,</text:p>
      <text:p text:style-name="P1"><text:span text:style-name="T6">"email"</text:span>: <text:span text:style-name="T3">order</text:span>.usuario.email,</text:p>
      <text:p text:style-name="P1"><text:span text:style-name="T6">"phone_number"</text:span>: <text:span text:style-name="T7">str</text:span>(<text:span text:style-name="T3">order</text:span>.usuario.telefono), <text:span text:style-name="T8"># Convierte el número de teléfono a una cadena</text:span></text:p>
      <text:p text:style-name="P1"><text:span text:style-name="T6">"billing_address"</text:span>: {</text:p>
      <text:p text:style-name="P1"><text:span text:style-name="T6">"city"</text:span>: <text:span text:style-name="T3">order</text:span>.city,</text:p>
      <text:p text:style-name="P1"><text:span text:style-name="T6">"country"</text:span>: <text:span text:style-name="T3">order</text:span>.country,</text:p>
      <text:p text:style-name="P1"><text:span text:style-name="T6">"line1"</text:span>: <text:span text:style-name="T3">order</text:span>.line1,</text:p>
      <text:p text:style-name="P1"><text:span text:style-name="T6">"line2"</text:span>: <text:span text:style-name="T3">order</text:span>.line2,</text:p>
      <text:p text:style-name="P1"><text:span text:style-name="T6">"postal_code"</text:span>: <text:span text:style-name="T3">order</text:span>.postal_code,</text:p>
      <text:p text:style-name="P1"><text:span text:style-name="T6">"state"</text:span>: <text:span text:style-name="T3">order</text:span>.state</text:p>
      <text:p text:style-name="P1">},</text:p>
      <text:p text:style-name="P1"><text:span text:style-name="T6">"reference"</text:span>: <text:span text:style-name="T3">order</text:span>.reference,</text:p>
      <text:p text:style-name="P1">}</text:p>
      <text:p text:style-name="P1"><text:span text:style-name="T4">try</text:span>:</text:p>
      <text:p text:style-name="P1"><text:span text:style-name="T3">response</text:span> <text:span text:style-name="T5">=</text:span> <text:span text:style-name="T7">requests</text:span>.<text:span text:style-name="T1">post</text:span>(<text:span text:style-name="T3">url</text:span>, <text:span text:style-name="T3">headers</text:span><text:span text:style-name="T5">=</text:span><text:span text:style-name="T3">headers</text:span>, <text:span text:style-name="T3">json</text:span><text:span text:style-name="T5">=</text:span><text:span text:style-name="T3">order_data</text:span>)</text:p>
      <text:p text:style-name="P1"><text:span text:style-name="T3">response</text:span>.<text:span text:style-name="T1">raise_for_status</text:span>() <text:span text:style-name="T8"># Lanza una excepción en caso de error HTTP</text:span></text:p>
      <text:p text:style-name="P1"><text:span text:style-name="T3">created_buyer</text:span> <text:span text:style-name="T5">=</text:span> <text:span text:style-name="T3">response</text:span>.<text:span text:style-name="T1">json</text:span>()</text:p>
      <text:p text:style-name="P1"><text:span text:style-name="T3">order</text:span>.save() <text:span text:style-name="T8"># Guarda la orden en la base de datos después de enviarla a PayGreen</text:span></text:p>
      <text:p text:style-name="P1"><text:span text:style-name="T4">return</text:span> <text:span text:style-name="T1">render</text:span>(<text:span text:style-name="T3">request</text:span>, <text:span text:style-name="T6">'created_buyer.html'</text:span>, {<text:span text:style-name="T6">'created_buyer'</text:span>: <text:span text:style-name="T3">created_buyer</text:span>})</text:p>
      <text:p text:style-name="P1"><text:span text:style-name="T4">except</text:span> <text:span text:style-name="T7">requests</text:span>.<text:span text:style-name="T7">exceptions</text:span>.<text:span text:style-name="T7">RequestException</text:span> <text:span text:style-name="T4">as</text:span> <text:span text:style-name="T3">e</text:span>:</text:p>
      <text:p text:style-name="P1"><text:span text:style-name="T4">return</text:span> <text:span text:style-name="T1">render</text:span>(<text:span text:style-name="T3">request</text:span>, <text:span text:style-name="T6">'error.html'</text:span>, {<text:span text:style-name="T6">'error_message'</text:span>: <text:span text:style-name="T7">str</text:span>(<text:span text:style-name="T3">e</text:span>)})</text:p>
      <text:p text:style-name="P1"><text:span text:style-name="T4">else</text:span>:</text:p>
      <text:p text:style-name="P1"><text:span text:style-name="T3">form</text:span> <text:span text:style-name="T5">=</text:span> <text:span text:style-name="T7">OrderForm</text:span>()</text:p>
      <text:p text:style-name="P1"><text:span text:style-name="T4">return</text:span> <text:span text:style-name="T1">render</text:span>(<text:span text:style-name="T3">request</text:span>, <text:span text:style-name="T6">'order_form.html'</text:span>, {<text:span text:style-name="T6">'form'</text:span>: <text:span text:style-name="T3">form</text:span>}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5:52:48.760072559</meta:creation-date>
    <dc:date>2023-09-01T15:53:09.454121568</dc:date>
    <meta:editing-duration>PT21S</meta:editing-duration>
    <meta:editing-cycles>1</meta:editing-cycles>
    <meta:document-statistic meta:table-count="0" meta:image-count="0" meta:object-count="0" meta:page-count="1" meta:paragraph-count="39" meta:word-count="137" meta:character-count="1298" meta:non-whitespace-character-count="1199"/>
    <meta:generator>LibreOffice/7.3.7.2$Linux_X86_64 LibreOffice_project/30$Build-2</meta:generator>
  </office:meta>
</office:document-meta>
</file>